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ir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06">
            <text:p>1006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25">
            <text:p>825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82">
            <text:p>782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540">
            <text:p>3540</text:p>
          </table:table-cell>
          <table:table-cell table:style-name="ce22" office:value-type="float" office:value="211">
            <text:p>2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51">
            <text:p>145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66">
            <text:p>966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823">
            <text:p>2823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363">
            <text:p>6363</text:p>
          </table:table-cell>
          <table:table-cell table:style-name="ce22" office:value-type="float" office:value="279">
            <text:p>27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